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: To find the area of the given geometrical figure through maxium CPU utilization.</text:p>
      <text:p text:style-name="Standard"/>
      <text:p text:style-name="Standard">Approach:We divide problem into independent sub-problems and solve them simultaneously <text:tab/><text:tab/> <text:s text:c="4"/>inindependent threads.</text:p>
      <text:p text:style-name="Standard"/>
      <text:p text:style-name="Standard">Language: UNIX 'C' (POSIX thread library)</text:p>
      <text:p text:style-name="Standard"/>
      <text:p text:style-name="Standard">Method1:Allowing the main thread to wait for other thread to finish their jobs and thereby summing <text:tab/> <text:s text:c="3"/>up the total area computer by the threads.</text:p>
      <text:p text:style-name="Standard"/>
      <text:p text:style-name="P1">#include &lt;pthread.h&gt;</text:p>
      <text:p text:style-name="P1">#include &lt;stdio.h&gt;</text:p>
      <text:p text:style-name="P1">#include &lt;stdlib.h&gt;</text:p>
      <text:p text:style-name="P1">#include &lt;assert.h&gt;</text:p>
      <text:p text:style-name="P1">#include &lt;math.h&gt;</text:p>
      <text:p text:style-name="P1">#define NUM_THREADS 5</text:p>
      <text:p text:style-name="P1"/>
      <text:p text:style-name="P1">struct Triangle{</text:p>
      <text:p text:style-name="P1"><text:tab/> float base,height,area;</text:p>
      <text:p text:style-name="P1">};</text:p>
      <text:p text:style-name="P1">struct SemiCircle{</text:p>
      <text:p text:style-name="P1"><text:tab/> float radius,area;</text:p>
      <text:p text:style-name="P1">};</text:p>
      <text:p text:style-name="P1">struct Rectangle{</text:p>
      <text:p text:style-name="P1"><text:tab/> float breadth,length,area;</text:p>
      <text:p text:style-name="P1">};</text:p>
      <text:p text:style-name="P1">struct Square{</text:p>
      <text:p text:style-name="P1"><text:tab/> float side,area;</text:p>
      <text:p text:style-name="P1">};</text:p>
      <text:p text:style-name="P1">struct Trapezium{</text:p>
      <text:p text:style-name="P1"><text:tab/> float p1,p2,height,area;</text:p>
      <text:p text:style-name="P1">};</text:p>
      <text:p text:style-name="P1">void *AreaOfSemiCircle(void *dimension){</text:p>
      <text:p text:style-name="P1"><text:s text:c="3"/>struct SemiCircle* temp = (struct SemiCircle *)dimension;</text:p>
      <text:p text:style-name="P1"><text:s text:c="3"/>temp-&gt;area=3.141592654*temp-&gt;radius*temp-&gt;radius/2;</text:p>
      <text:p text:style-name="P1"><text:s text:c="3"/>printf("AreaOfSemiCircle: %f\n",temp-&gt;area);</text:p>
      <text:p text:style-name="P1">}</text:p>
      <text:p text:style-name="P1">void *AreaOfTriangle(void * dimension){</text:p>
      <text:p text:style-name="P1"><text:tab/>struct Triangle* temp=(struct Triangle*)dimension;</text:p>
      <text:p text:style-name="P1"><text:tab/>temp-&gt;area=(temp-&gt;base*temp-&gt;height)/2;</text:p>
      <text:p text:style-name="P1"><text:tab/>printf("AreaOfTriangle: %f\n",temp-&gt;area);</text:p>
      <text:p text:style-name="P1">}</text:p>
      <text:p text:style-name="P1">void *AreaOfTrapezium(void * dimension){</text:p>
      <text:p text:style-name="P1"><text:tab/> struct Trapezium* temp=(struct Trapezium*)dimension;</text:p>
      <text:p text:style-name="P1"><text:tab/> float sum=( temp-&gt;p1) +( temp-&gt;p2 );</text:p>
      <text:p text:style-name="P1"><text:tab/> printf("\nsum= <text:s text:c="2"/>%f <text:s text:c="2"/>and p1=%f,p2=%f,height=%f,sum* height= <text:s/>%f\n",sum,temp-&gt;p1,temp-&gt;p2,temp-&gt;height,sum*temp-&gt;height);</text:p>
      <text:p text:style-name="P1"><text:tab/> temp-&gt;area= sum* (temp-&gt;height/2);</text:p>
      <text:p text:style-name="P1"><text:tab/> printf("AreaOfTrapezium: %f\n",temp-&gt;area);</text:p>
      <text:p text:style-name="P1">}</text:p>
      <text:p text:style-name="P1">void main (void){</text:p>
      <text:p text:style-name="P1"><text:s text:c="3"/><text:tab/>pthread_t th[6];</text:p>
      <text:p text:style-name="P1"><text:tab/>struct Triangle t1,t2;</text:p>
      <text:p text:style-name="P1"><text:soft-page-break/><text:tab/>t1.base=50;<text:tab/>t1.height=20;</text:p>
      <text:p text:style-name="P1"><text:tab/>t2.base=100;<text:tab/>t2.height=20;</text:p>
      <text:p text:style-name="P1"><text:tab/>struct SemiCircle sc1;</text:p>
      <text:p text:style-name="P1"><text:tab/>sc1.radius=45/2;</text:p>
      <text:p text:style-name="P1"><text:tab/>struct Trapezium tz1,tz2,tz3;</text:p>
      <text:p text:style-name="P1"><text:tab/>tz1.p1=50;<text:tab/>tz1.p2=80;<text:tab/>tz1.height=20;</text:p>
      <text:p text:style-name="P1"><text:tab/>tz2.p1=80;<text:tab/>tz2.p2=65;<text:tab/>tz2.height=45;</text:p>
      <text:p text:style-name="P1"><text:tab/>tz3.p1=65;<text:tab/>tz3.p2=100;<text:tab/>tz3.height=30;</text:p>
      <text:p text:style-name="P1"><text:tab/>pthread_create(&amp;th[0],NULL,AreaOfTriangle,(void*)&amp;t1);</text:p>
      <text:p text:style-name="P1"><text:tab/>pthread_create(&amp;th[1],NULL,AreaOfTriangle,(void*)&amp;t2);</text:p>
      <text:p text:style-name="P1"/>
      <text:p text:style-name="P1"><text:tab/>pthread_create(&amp;th[2],NULL,AreaOfSemiCircle,(void*)&amp;sc1);</text:p>
      <text:p text:style-name="P1"/>
      <text:p text:style-name="P1"><text:tab/>pthread_create(&amp;th[3],NULL,AreaOfTrapezium,(void*)&amp;tz1);</text:p>
      <text:p text:style-name="P1"><text:tab/>pthread_create(&amp;th[4],NULL,AreaOfTrapezium,(void*)&amp;tz2);</text:p>
      <text:p text:style-name="P1"><text:tab/>pthread_create(&amp;th[5],NULL,AreaOfTrapezium,(void*)&amp;tz3);</text:p>
      <text:p text:style-name="P1"><text:tab/></text:p>
      <text:p text:style-name="P1"><text:tab/>pthread_join(th[0],NULL);</text:p>
      <text:p text:style-name="P1"><text:tab/>pthread_join(th[1],NULL);</text:p>
      <text:p text:style-name="P1"><text:tab/>pthread_join(th[2],NULL);</text:p>
      <text:p text:style-name="P1"><text:tab/>pthread_join(th[3],NULL);</text:p>
      <text:p text:style-name="P1"><text:tab/>pthread_join(th[4],NULL);</text:p>
      <text:p text:style-name="P1"><text:tab/>pthread_join(th[5],NULL);</text:p>
      <text:p text:style-name="P1"><text:tab/>float totalArea=t1.area+t2.area+sc1.area+tz1.area+tz2.area+tz3.area;</text:p>
      <text:p text:style-name="P1"><text:tab/>printf("total area of given geometrical figure : %f\n",totalArea);</text:p>
      <text:p text:style-name="P1">}</text:p>
      <text:p text:style-name="Standard"/>
      <text:p text:style-name="P2">Method2:We define a global variable totalArea which is shared by all the threads and each thread <text:tab/> <text:s text:c="3"/>after computing the area adds their result to this global variable and hence main thread <text:s text:c="3"/><text:tab/> <text:s text:c="3"/>doesn't need to wait for rest of the threads. But this method faces the problem of data <text:s/><text:tab/> <text:s text:c="3"/>inconsistency due to concurrent access of the shared global variable totalArea, therefore <text:tab/> <text:s text:c="3"/>we need to provide synchronization between threads while accessing shared variable. This <text:tab/> <text:s text:c="3"/>is achieved by using pthread_mutex_lock function.</text:p>
      <text:p text:style-name="Standard"/>
      <text:p text:style-name="P1">#include &lt;pthread.h&gt;</text:p>
      <text:p text:style-name="P1">#include &lt;stdio.h&gt;</text:p>
      <text:p text:style-name="P1">#include &lt;stdlib.h&gt;</text:p>
      <text:p text:style-name="P1">#include &lt;math.h&gt;</text:p>
      <text:p text:style-name="P1">#include&lt;sys/sem.h&gt;</text:p>
      <text:p text:style-name="P1">#include&lt;sys/types.h&gt;</text:p>
      <text:p text:style-name="P1">#include&lt;sys/ipc.h&gt;</text:p>
      <text:p text:style-name="P1">#define PIE 3.141592654</text:p>
      <text:p text:style-name="P1">struct Triangle{</text:p>
      <text:p text:style-name="P1"><text:tab/> float base,height;</text:p>
      <text:p text:style-name="P1">};</text:p>
      <text:p text:style-name="P1">struct SemiCircle{</text:p>
      <text:p text:style-name="P1"><text:tab/> float radius;</text:p>
      <text:p text:style-name="P1">};</text:p>
      <text:p text:style-name="P1">struct Rectangle{</text:p>
      <text:p text:style-name="P1"><text:tab/> float breadth,length;</text:p>
      <text:p text:style-name="P1">};</text:p>
      <text:p text:style-name="P1"><text:soft-page-break/>struct Square{</text:p>
      <text:p text:style-name="P1"><text:tab/> float side;</text:p>
      <text:p text:style-name="P1">};</text:p>
      <text:p text:style-name="P1">struct Trapezium{</text:p>
      <text:p text:style-name="P1"><text:tab/> float p1,p2,height;</text:p>
      <text:p text:style-name="P1">};</text:p>
      <text:p text:style-name="P1">float totalArea=0;</text:p>
      <text:p text:style-name="P1">pthread_mutex_t mutex=PTHREAD_MUTEX_INITIALIZER;</text:p>
      <text:p text:style-name="P1">void *AreaOfSemiCircle(void *dimension){</text:p>
      <text:p text:style-name="P1"><text:s text:c="3"/>float area;</text:p>
      <text:p text:style-name="P1"><text:s text:c="3"/>int rc;</text:p>
      <text:p text:style-name="P1"><text:s text:c="3"/>struct SemiCircle temp = *((struct SemiCircle *) dimension);</text:p>
      <text:p text:style-name="P1"><text:s text:c="3"/>area=PIE*temp.radius*temp.radius/2;</text:p>
      <text:p text:style-name="P1"><text:s text:c="3"/>pthread_mutex_lock(&amp;mutex);</text:p>
      <text:p text:style-name="P1"><text:s text:c="3"/>/**critical section*/</text:p>
      <text:p text:style-name="P1"><text:s text:c="3"/>totalArea+=area;</text:p>
      <text:p text:style-name="P1"><text:s text:c="3"/>/**critical section*/</text:p>
      <text:p text:style-name="P1"><text:s text:c="3"/>pthread_mutex_unlock(&amp;mutex);</text:p>
      <text:p text:style-name="P1"><text:s text:c="3"/>printf("AreaOfSemiCircle: %f and totalArea: %f\n",area,totalArea);</text:p>
      <text:p text:style-name="P1">}</text:p>
      <text:p text:style-name="P1">void *AreaOfTriangle(void * dimension){</text:p>
      <text:p text:style-name="P1"><text:tab/>struct Triangle temp=*(struct Triangle*)dimension;</text:p>
      <text:p text:style-name="P1"><text:tab/>float area=(temp.base*temp.height)/2;</text:p>
      <text:p text:style-name="P1"><text:tab/>pthread_mutex_lock(&amp;mutex);</text:p>
      <text:p text:style-name="P1"><text:tab/>/**critical section*/</text:p>
      <text:p text:style-name="P1"><text:tab/>totalArea+=area;</text:p>
      <text:p text:style-name="P1"><text:tab/>/**critical section*/</text:p>
      <text:p text:style-name="P1"><text:tab/>pthread_mutex_unlock(&amp;mutex);</text:p>
      <text:p text:style-name="P1"><text:tab/>printf("AreaOfTriangle: %f and totalArea: %f\n",area,totalArea);</text:p>
      <text:p text:style-name="P1">}</text:p>
      <text:p text:style-name="P1">void *AreaOfTrapezium(void * dimension){</text:p>
      <text:p text:style-name="P1"><text:tab/> struct Trapezium temp=*(struct Trapezium*)dimension;</text:p>
      <text:p text:style-name="P1"><text:tab/> float area=((temp.p1+temp.p2)*temp.height)/2;</text:p>
      <text:p text:style-name="P1"><text:tab/> pthread_mutex_lock(&amp;mutex);</text:p>
      <text:p text:style-name="P1"><text:tab/> /**critical section*/</text:p>
      <text:p text:style-name="P1"><text:tab/> totalArea+=area;</text:p>
      <text:p text:style-name="P1"><text:tab/> /**critical section*/</text:p>
      <text:p text:style-name="P1"><text:tab/> pthread_mutex_unlock(&amp;mutex);</text:p>
      <text:p text:style-name="P1"><text:tab/> printf("AreaOfTrapezium: %f and totalArea: %f\n",area,totalArea);</text:p>
      <text:p text:style-name="P1">}</text:p>
      <text:p text:style-name="P1">void main (void){</text:p>
      <text:p text:style-name="P1"><text:s text:c="3"/><text:tab/>pthread_t th[6];</text:p>
      <text:p text:style-name="P1"><text:tab/>struct Triangle t1,t2;</text:p>
      <text:p text:style-name="P1"><text:tab/>t1.base=50;<text:tab/>t1.height=20;</text:p>
      <text:p text:style-name="P1"><text:tab/>t2.base=100;<text:tab/>t2.height=20;</text:p>
      <text:p text:style-name="P1"><text:tab/>struct SemiCircle sc1;</text:p>
      <text:p text:style-name="P1"><text:tab/>sc1.radius=45/2;</text:p>
      <text:p text:style-name="P1"><text:tab/>struct Trapezium tz1,tz2,tz3;</text:p>
      <text:p text:style-name="P1"><text:tab/>tz1.p1=50;<text:tab/>tz1.p2=80;<text:tab/>tz1.height=20;</text:p>
      <text:p text:style-name="P1"><text:tab/>tz2.p1=80;<text:tab/>tz2.p2=65;<text:tab/>tz2.height=45;</text:p>
      <text:p text:style-name="P1"><text:soft-page-break/><text:tab/>tz3.p1=65;<text:tab/>tz3.p2=100;<text:tab/>tz3.height=30;</text:p>
      <text:p text:style-name="P1"><text:tab/>pthread_create(&amp;th[0],NULL,AreaOfTriangle,(void*)&amp;t1);</text:p>
      <text:p text:style-name="P1"><text:tab/>pthread_create(&amp;th[1],NULL,AreaOfTriangle,(void*)&amp;t2);</text:p>
      <text:p text:style-name="P1"/>
      <text:p text:style-name="P1"><text:tab/>pthread_create(&amp;th[2],NULL,AreaOfSemiCircle,(void*)&amp;sc1);</text:p>
      <text:p text:style-name="P1"/>
      <text:p text:style-name="P1"><text:tab/>pthread_create(&amp;th[3],NULL,AreaOfTrapezium,(void*)&amp;tz1);</text:p>
      <text:p text:style-name="P1"><text:tab/>pthread_create(&amp;th[4],NULL,AreaOfTrapezium,(void*)&amp;tz2);</text:p>
      <text:p text:style-name="P1"><text:tab/>pthread_create(&amp;th[5],NULL,AreaOfTrapezium,(void*)&amp;tz3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kurgarg </meta:initial-creator>
    <meta:creation-date>2012-01-25T17:04:34</meta:creation-date>
    <dc:date>2012-01-29T16:46:46</dc:date>
    <dc:creator>ankurgarg </dc:creator>
    <meta:editing-duration>PT00H14M49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4" meta:paragraph-count="145" meta:word-count="428" meta:character-count="4938"/>
  </office:meta>
</office:document-meta>
</file>